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Standard">
      <style:text-properties officeooo:paragraph-rsid="0016e04f"/>
    </style:style>
    <style:style style:name="P2" style:family="paragraph" style:parent-style-name="Standard">
      <style:text-properties officeooo:paragraph-rsid="0016e04f"/>
    </style:style>
    <style:style style:name="P3" style:family="paragraph" style:parent-style-name="Standard">
      <style:text-properties officeooo:paragraph-rsid="00175374"/>
    </style:style>
    <style:style style:name="T1" style:family="text">
      <style:text-properties officeooo:rsid="001a0998"/>
    </style:style>
    <style:style style:name="T2" style:family="text">
      <style:text-properties officeooo:rsid="001681c8"/>
    </style:style>
    <style:style style:name="T3" style:family="text">
      <style:text-properties officeooo:rsid="0018442a"/>
    </style:style>
    <style:style style:name="T4" style:family="text">
      <style:text-properties officeooo:rsid="001753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2">Пояснение по атрибутам модели EF </text:span></text:span></text:p>
      <text:p text:style-name="P1"><text:span text:style-name="Source_20_Text"/></text:p>
      <text:p text:style-name="P1"><text:span text:style-name="Source_20_Text"><text:span text:style-name="T2">Когда делаем primary-foreign keys отношения, делаем так:</text:span></text:span></text:p>
      <text:p text:style-name="P1"><text:span text:style-name="Source_20_Text"/></text:p>
      <text:p text:style-name="P1"><text:span text:style-name="Source_20_Text"><text:span text:style-name="T2">Пример модели:</text:span></text:span></text:p>
      <text:p text:style-name="P1"><text:span text:style-name="Source_20_Text"><text:span text:style-name="T2">Главная (primary-Key) таблица — MunuItem.</text:span></text:span></text:p>
      <text:p text:style-name="P1"><text:span text:style-name="Source_20_Text"><text:span text:style-name="T2">Подчиненная (Foreign-Key) таблица — CartItem.</text:span></text:span></text:p>
      <text:p text:style-name="P1"><text:span text:style-name="Source_20_Text"/></text:p>
      <text:p text:style-name="P1"><text:span text:style-name="Source_20_Text"><text:span text:style-name="T2">1. Для модели таблицы, которая починенная, т.е. записей которой может быть много, эти записи указывают на одну запись в первичной таблице.</text:span></text:span></text:p>
      <text:p text:style-name="P1"><text:span text:style-name="Source_20_Text"/></text:p>
      <text:p text:style-name="P1"><text:span text:style-name="Source_20_Text">- </text:span><text:span text:style-name="Source_20_Text"><text:span text:style-name="T4">указываем атрибут [Key] для поля Id.</text:span></text:span></text:p>
      <text:p text:style-name="P1"><text:span text:style-name="Source_20_Text"/></text:p>
      <text:p text:style-name="P1"><text:span text:style-name="Source_20_Text">- </text:span><text:span text:style-name="Source_20_Text"><text:span text:style-name="T2">указываем поле, где будет хранится внешний ключ. Называем его как &lt;Наименование первичной таблицы&gt;Id.</text:span></text:span></text:p>
      <text:p text:style-name="P1"><text:span text:style-name="Source_20_Text"><text:span text:style-name="T2">В нашем случае это будет — </text:span></text:span><text:span text:style-name="Source_20_Text"><text:span text:style-name="T3">int </text:span></text:span><text:span text:style-name="Source_20_Text"><text:span text:style-name="T2">MenuItemId.</text:span></text:span></text:p>
      <text:p text:style-name="P1"><text:span text:style-name="Source_20_Text"/></text:p>
      <text:p text:style-name="P1"><text:span text:style-name="Source_20_Text"><text:span text:style-name="T2">- указываем атрибут ForeignKey. Наименование этого атрибута повторяет наименование поля внешнего ключа.</text:span></text:span></text:p>
      <text:p text:style-name="P1"><text:span text:style-name="Source_20_Text"><text:span text:style-name="T2">В нашем случае это будет - [ForeignKey(«MenuItemId»)] </text:span></text:span></text:p>
      <text:p text:style-name="P3"><text:span text:style-name="Source_20_Text"><text:span text:style-name="T4">ВАЖНО — этот атрибут должен быть НАД нижеуказанной ссылкой на первичную таблицу.</text:span></text:span></text:p>
      <text:p text:style-name="P1"><text:span text:style-name="Source_20_Text"/></text:p>
      <text:p text:style-name="P1"><text:span text:style-name="Source_20_Text">- </text:span><text:span text:style-name="Source_20_Text"><text:span text:style-name="T2">указываем поле - ссылка на первичную таблицу. Это </text:span></text:span><text:span text:style-name="Source_20_Text"><text:span text:style-name="T3">поле </text:span></text:span><text:span text:style-name="Source_20_Text"><text:span text:style-name="T2">НЕ ПОЙДЕТ в БД, это будет использовано только для модели — для возврата записи первичной таблицы.</text:span></text:span></text:p>
      <text:p text:style-name="P1"><text:span text:style-name="Source_20_Text"><text:span text:style-name="T3">В нашем случае это будет — MenuItem MenuItem.</text:span></text:span></text:p>
      <text:p text:style-name="P1"><text:span text:style-name="Source_20_Text"/></text:p>
      <text:p text:style-name="P1"><text:span text:style-name="Source_20_Text"><text:span text:style-name="T3">2. Для модели таблицы, которая главная (где Primary Key)</text:span></text:span></text:p>
      <text:p text:style-name="P1"><text:span text:style-name="Source_20_Text"/></text:p>
      <text:p text:style-name="P3"><text:span text:style-name="Source_20_Text"><text:span text:style-name="T4">указываем атрибут [Key] для поля Id.</text:span></text:span></text:p>
      <text:p text:style-name="P3"><text:span text:style-name="Source_20_Text"/></text:p>
      <text:p text:style-name="P1"><text:span text:style-name="Source_20_Text"><text:span text:style-name="T3">ВАЖНО — править таблицу с первичным ключом — НЕ ОБЯЗАТЕЛЬНО! Только если нам потребуется по записи этой таблицы получить все связанные записи подчиненной таблицы, используя ForeignKey.</text:span></text:span></text:p>
      <text:p text:style-name="P1"><text:span text:style-name="Source_20_Text"/></text:p>
      <text:p text:style-name="P1"><text:span text:style-name="Source_20_Text"><text:span text:style-name="T3">Если нам это нужно сделать — добавляем в таблицу ссылку на коллекцию полей подчиненной таблицы. </text:span></text:span></text:p>
      <text:p text:style-name="P3"><text:span text:style-name="Source_20_Text"/></text:p>
      <text:p text:style-name="P1"><text:span text:style-name="Source_20_Text"><text:span text:style-name="T3">В нашем случае это будет — ICollection&lt;CartItem&gt; CartItems.</text:span></text:span></text:p>
      <text:p text:style-name="P1"><text:span text:style-name="Source_20_Text"><text:span text:style-name="T3">Теперь можно из модели таблицы MenuItem получить запросом набор записей из таблицы CartItem.</text:span></text:span></text:p>
      <text:p text:style-name="P1"><text:span text:style-name="Source_20_Text"/></text:p>
      <text:p text:style-name="P1"><text:span text:style-name="Source_20_Text"/></text:p>
      <text:p text:style-name="P1"><text:span text:style-name="Source_20_Text"><text:span text:style-name="T1">Если нужно указать в модели дополнительное поле, которое не должно быть создано в БД — помечаем это поле атрибутом — NotMapped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13T16:32:38.802943348</dc:date>
    <meta:editing-duration>PT1H30M47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21" meta:word-count="225" meta:character-count="1596" meta:non-whitespace-character-count="1377"/>
  </office:meta>
</office:document-meta>
</file>